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Algerian" fo:font-size="28pt" fo:font-style="italic" fo:font-weight="bold" officeooo:rsid="0011aaae" officeooo:paragraph-rsid="0011aaae" style:font-size-asian="28pt" style:font-style-asian="italic" style:font-weight-asian="bold" style:font-size-complex="28pt" style:font-style-complex="italic" style:font-weight-complex="bold"/>
    </style:style>
    <style:style style:name="P5" style:family="paragraph" style:parent-style-name="Standard">
      <style:paragraph-properties fo:text-align="start" style:justify-single-word="false"/>
      <style:text-properties style:font-name="Algerian" fo:font-size="20pt" fo:font-style="normal" fo:font-weight="bold" officeooo:rsid="0011aaae" officeooo:paragraph-rsid="0011aaae" style:font-size-asian="17.5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Algerian" fo:font-size="20pt" fo:font-style="italic" fo:font-weight="normal" officeooo:rsid="0011ac66" officeooo:paragraph-rsid="0011ac66" style:font-size-asian="20pt" style:font-style-asian="italic" style:font-weight-asian="normal" style:font-size-complex="20pt" style:font-style-complex="italic" style:font-weight-complex="normal"/>
    </style:style>
    <style:style style:name="P7" style:family="paragraph" style:parent-style-name="Standard">
      <style:paragraph-properties fo:text-align="start" style:justify-single-word="false"/>
      <style:text-properties style:font-name="Algerian" fo:font-size="16pt" fo:font-style="italic" fo:font-weight="normal" officeooo:rsid="0012ec30" officeooo:paragraph-rsid="0012ec30"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style:font-name="Calibri Light" fo:font-size="12pt" fo:font-style="normal" fo:font-weight="normal" officeooo:rsid="0011ac66" officeooo:paragraph-rsid="0011ac6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Calibri Light" fo:font-size="12pt" fo:font-style="normal" officeooo:rsid="0012ec30" officeooo:paragraph-rsid="0012ec30" style:font-size-asian="12pt" style:font-style-asian="normal" style:font-size-complex="12pt" style:font-style-complex="normal"/>
    </style:style>
    <style:style style:name="P10" style:family="paragraph" style:parent-style-name="Text_20_body">
      <style:text-properties fo:font-size="13pt" style:font-size-asian="11.3500003814697pt" style:font-size-complex="13pt"/>
    </style:style>
    <style:style style:name="P11" style:family="paragraph" style:parent-style-name="Text_20_body">
      <style:text-properties style:font-name="Calibri Light" fo:font-size="12pt" style:font-size-asian="10.5pt" style:font-size-complex="12pt"/>
    </style:style>
    <style:style style:name="P12" style:family="paragraph" style:parent-style-name="Text_20_body">
      <style:paragraph-properties fo:margin-left="0cm" fo:margin-right="0cm" fo:margin-top="0cm" fo:margin-bottom="0cm" loext:contextual-spacing="false" style:line-height-at-least="0.677cm" fo:text-align="start" style:justify-single-word="false" fo:orphans="2" fo:widows="2" fo:text-indent="0cm" style:auto-text-indent="false" fo:padding="0cm" fo:border="none"/>
      <style:text-properties fo:font-variant="normal" fo:text-transform="none" fo:color="#444444" style:font-name="Calibri Light" fo:font-size="10pt" fo:letter-spacing="normal" fo:font-style="normal" fo:font-weight="normal" style:font-size-asian="10pt" style:font-size-complex="10pt"/>
    </style:style>
    <style:style style:name="P13" style:family="paragraph" style:parent-style-name="Text_20_body">
      <style:paragraph-properties fo:margin-left="0cm" fo:margin-right="0cm" fo:margin-top="0cm" fo:margin-bottom="0cm" loext:contextual-spacing="false" style:line-height-at-least="0.677cm" fo:text-align="start" style:justify-single-word="false" fo:orphans="2" fo:widows="2" fo:text-indent="0cm" style:auto-text-indent="false" fo:padding="0cm" fo:border="none"/>
    </style:style>
    <style:style style:name="P14" style:family="paragraph" style:parent-style-name="Standard">
      <style:paragraph-properties fo:text-align="start" style:justify-single-word="false"/>
      <style:text-properties style:font-name="Calibri Light" fo:font-size="12pt" fo:font-style="normal" fo:font-weight="bold" officeooo:rsid="0011ac66" officeooo:paragraph-rsid="0011ac66"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Calibri Light" fo:font-size="12pt" fo:font-style="normal" fo:font-weight="bold" officeooo:rsid="0012ec30" officeooo:paragraph-rsid="0012ec30" style:font-size-asian="12pt" style:font-style-asian="normal" style:font-weight-asian="bold" style:font-size-complex="12pt" style:font-style-complex="normal" style:font-weight-complex="bol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Heading_20_2">
      <style:text-properties officeooo:paragraph-rsid="0015830f"/>
    </style:style>
    <style:style style:name="P21" style:family="paragraph" style:parent-style-name="Text_20_body">
      <style:text-properties fo:font-style="normal" fo:font-weight="bold" style:font-style-asian="normal" style:font-weight-asian="bold" style:font-style-complex="normal" style:font-weight-complex="bold"/>
    </style:style>
    <style:style style:name="P22" style:family="paragraph" style:parent-style-name="Text_20_body" style:list-style-name="L4">
      <style:text-properties style:font-name="Calibri Light" fo:font-size="12pt" officeooo:rsid="0015830f" officeooo:paragraph-rsid="0015830f" style:font-size-asian="12pt" style:font-size-complex="12pt"/>
    </style:style>
    <style:style style:name="P23" style:family="paragraph" style:parent-style-name="Text_20_body" style:list-style-name="L4">
      <style:text-properties style:font-name="Calibri Light" fo:font-size="12pt" officeooo:rsid="0015cdec" officeooo:paragraph-rsid="0015cdec" style:font-size-asian="12pt" style:font-size-complex="12pt"/>
    </style:style>
    <style:style style:name="P24" style:family="paragraph" style:parent-style-name="Text_20_body">
      <style:text-properties style:font-name="Calibri Light" fo:font-size="12pt" fo:font-weight="normal" officeooo:rsid="0015cdec" officeooo:paragraph-rsid="0015cdec" style:font-size-asian="12pt" style:font-weight-asian="normal" style:font-size-complex="12pt" style:font-weight-complex="normal"/>
    </style:style>
    <style:style style:name="P25" style:family="paragraph" style:parent-style-name="Text_20_body">
      <style:text-properties style:font-name="Calibri Light" fo:font-size="12pt" fo:font-style="normal" fo:font-weight="bold" officeooo:rsid="001a74d1" style:font-name-asian="Microsoft YaHei" style:font-size-asian="10.5pt" style:font-style-asian="normal" style:font-weight-asian="bold" style:font-name-complex="Lucida Sans" style:font-size-complex="12pt" style:font-style-complex="normal" style:font-weight-complex="bold"/>
    </style:style>
    <style:style style:name="P26" style:family="paragraph" style:parent-style-name="Text_20_body">
      <style:text-properties style:font-name="Calibri Light" fo:font-size="13pt" fo:font-style="italic" fo:font-weight="normal" officeooo:rsid="0014144a" officeooo:paragraph-rsid="0014144a" style:font-size-asian="13pt" style:font-style-asian="italic" style:font-weight-asian="normal" style:font-size-complex="13pt" style:font-style-complex="italic" style:font-weight-complex="normal"/>
    </style:style>
    <style:style style:name="P27" style:family="paragraph" style:parent-style-name="Text_20_body">
      <style:text-properties style:font-name="Calibri Light" fo:font-size="13pt" fo:font-style="italic" fo:font-weight="normal" officeooo:rsid="001b0325" officeooo:paragraph-rsid="001b0325" style:font-size-asian="13pt" style:font-style-asian="italic" style:font-weight-asian="normal" style:font-size-complex="13pt" style:font-style-complex="italic" style:font-weight-complex="normal"/>
    </style:style>
    <style:style style:name="P28" style:family="paragraph" style:parent-style-name="Text_20_body">
      <style:text-properties officeooo:rsid="001ab828"/>
    </style:style>
    <style:style style:name="P29" style:family="paragraph" style:parent-style-name="Text_20_body">
      <style:text-properties fo:font-size="14pt" fo:font-weight="bold" officeooo:rsid="001ae6ad" officeooo:paragraph-rsid="001ae6ad" style:font-size-asian="14pt" style:font-weight-asian="bold" style:font-size-complex="14pt" style:font-weight-complex="bold"/>
    </style:style>
    <style:style style:name="P30" style:family="paragraph" style:parent-style-name="Text_20_body">
      <style:text-properties fo:font-size="14pt" fo:font-weight="bold" officeooo:rsid="001b0325" officeooo:paragraph-rsid="001b0325" style:font-size-asian="14pt" style:font-weight-asian="bold" style:font-size-complex="14pt" style:font-weight-complex="bold"/>
    </style:style>
    <style:style style:name="P31" style:family="paragraph" style:parent-style-name="Text_20_body">
      <style:text-properties style:font-name="Calibri Light"/>
    </style:style>
    <style:style style:name="P32" style:family="paragraph" style:parent-style-name="Text_20_body">
      <style:text-properties style:font-name="Calibri Light" fo:font-size="14pt" fo:font-weight="bold" officeooo:rsid="001ab828" style:font-size-asian="14pt" style:font-weight-asian="bold" style:font-size-complex="14pt" style:font-weight-complex="bold"/>
    </style:style>
    <style:style style:name="P33" style:family="paragraph" style:parent-style-name="Text_20_body" style:list-style-name="L3">
      <style:text-properties style:font-name="Calibri Light" fo:font-size="13pt" fo:font-style="italic" fo:font-weight="normal" style:font-size-asian="13pt" style:font-style-asian="italic" style:font-weight-asian="normal" style:font-size-complex="13pt" style:font-style-complex="italic" style:font-weight-complex="normal"/>
    </style:style>
    <style:style style:name="P34" style:family="paragraph" style:parent-style-name="Text_20_body">
      <style:text-properties style:font-name="Calibri Light" fo:font-size="16pt" style:font-size-asian="16pt" style:font-size-complex="16pt"/>
    </style:style>
    <style:style style:name="P35" style:family="paragraph" style:parent-style-name="Text_20_body">
      <style:text-properties fo:font-size="12pt" fo:font-weight="normal" officeooo:rsid="001ae6ad" officeooo:paragraph-rsid="001ae6ad" style:font-size-asian="10.5pt" style:font-weight-asian="normal" style:font-size-complex="12pt" style:font-weight-complex="normal"/>
    </style:style>
    <style:style style:name="P36" style:family="paragraph" style:parent-style-name="Text_20_body">
      <style:text-properties officeooo:paragraph-rsid="001b0325"/>
    </style:style>
    <style:style style:name="P37" style:family="paragraph" style:parent-style-name="Text_20_body" style:list-style-name="L1">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444444" style:font-name="Calibri Light" fo:font-size="10pt" fo:letter-spacing="normal" fo:font-style="normal" fo:font-weight="normal" style:font-size-asian="10pt" style:font-size-complex="10pt"/>
    </style:style>
    <style:style style:name="P38" style:family="paragraph" style:parent-style-name="Text_20_body" style:list-style-name="L2">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444444" style:font-name="Calibri Light" fo:font-size="10pt" fo:letter-spacing="normal" fo:font-style="normal" fo:font-weight="normal" style:font-size-asian="10pt" style:font-size-complex="10pt"/>
    </style:style>
    <style:style style:name="P39" style:family="paragraph" style:parent-style-name="Text_20_body">
      <style:paragraph-properties fo:margin-left="0cm" fo:margin-right="0cm" fo:margin-top="0cm" fo:margin-bottom="0cm" loext:contextual-spacing="false" style:line-height-at-least="0.677cm" fo:text-align="start" style:justify-single-word="false" fo:orphans="2" fo:widows="2" fo:text-indent="0cm" style:auto-text-indent="false" fo:padding="0cm" fo:border="none"/>
      <style:text-properties fo:font-variant="normal" fo:text-transform="none" fo:color="#444444" style:font-name="Calibri Light" fo:font-size="10pt" fo:letter-spacing="normal" fo:font-style="normal" fo:font-weight="normal"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5cdec"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2ec30" style:font-style-asian="normal" style:font-weight-asian="bold" style:font-style-complex="normal" style:font-weight-complex="bold"/>
    </style:style>
    <style:style style:name="T5" style:family="text">
      <style:text-properties fo:font-style="normal" style:font-name-asian="Microsoft YaHei" style:font-style-asian="normal" style:font-name-complex="Lucida Sans" style:font-style-complex="normal"/>
    </style:style>
    <style:style style:name="T6" style:family="text">
      <style:text-properties fo:font-variant="normal" fo:text-transform="none" fo:color="#444444" style:font-name="Calibri Light" fo:font-size="10pt" fo:letter-spacing="normal" fo:font-style="normal" fo:font-weight="normal" style:font-size-asian="10pt" style:font-size-complex="10pt"/>
    </style:style>
    <style:style style:name="T7" style:family="text">
      <style:text-properties fo:font-variant="normal" fo:text-transform="none" fo:color="#13c4a5" style:text-line-through-style="none" style:text-line-through-type="none" style:font-name="Calibri Light" fo:font-size="10pt" fo:letter-spacing="normal" fo:font-style="normal" style:text-underline-style="none" fo:font-weight="normal" style:text-blinking="false" style:font-size-asian="10pt" style:font-size-complex="10pt"/>
    </style:style>
    <style:style style:name="T8" style:family="text">
      <style:text-properties fo:font-weight="bold" style:font-weight-asian="bold" style:font-weight-complex="bold"/>
    </style:style>
    <style:style style:name="T9" style:family="text">
      <style:text-properties fo:font-weight="bold" officeooo:rsid="0011ac66" style:font-weight-asian="bold" style:font-weight-complex="bold"/>
    </style:style>
    <style:style style:name="T10" style:family="text">
      <style:text-properties style:font-name="Liberation Sans" fo:font-size="16.1000003814697pt" fo:font-style="normal" fo:font-weight="bold" style:font-name-asian="Microsoft YaHei" style:font-size-asian="16.1000003814697pt" style:font-style-asian="normal" style:font-weight-asian="bold" style:font-name-complex="Lucida Sans" style:font-size-complex="16.1000003814697pt" style:font-style-complex="normal" style:font-weight-complex="bold"/>
    </style:style>
    <style:style style:name="T11" style:family="text">
      <style:text-properties style:font-name="Liberation Sans" fo:font-size="16.1000003814697pt" fo:font-style="normal" fo:font-weight="bold" officeooo:rsid="0011aaae" style:font-name-asian="Microsoft YaHei" style:font-size-asian="16.1000003814697pt" style:font-style-asian="normal" style:font-weight-asian="bold" style:font-name-complex="Lucida Sans" style:font-size-complex="16.1000003814697pt" style:font-style-complex="normal" style:font-weight-complex="bold"/>
    </style:style>
    <style:style style:name="T12" style:family="text">
      <style:text-properties style:font-name="Liberation Sans" fo:font-size="16.1000003814697pt" fo:font-style="normal" fo:font-weight="bold" officeooo:rsid="0015830f" style:font-name-asian="Microsoft YaHei" style:font-size-asian="16.1000003814697pt" style:font-style-asian="normal" style:font-weight-asian="bold" style:font-name-complex="Lucida Sans" style:font-size-complex="16.1000003814697pt" style:font-style-complex="normal" style:font-weight-complex="bold"/>
    </style:style>
    <style:style style:name="T13" style:family="text">
      <style:text-properties style:font-name="Liberation Sans" fo:font-size="16.1000003814697pt" fo:font-style="normal" fo:font-weight="bold" officeooo:rsid="001a74d1" style:font-name-asian="Microsoft YaHei" style:font-size-asian="16.1000003814697pt" style:font-style-asian="normal" style:font-weight-asian="bold" style:font-name-complex="Lucida Sans" style:font-size-complex="16.1000003814697pt" style:font-style-complex="normal" style:font-weight-complex="bold"/>
    </style:style>
    <style:style style:name="T14" style:family="text">
      <style:text-properties style:font-name="Liberation Sans" fo:font-size="18.2000007629395pt" fo:font-style="normal" fo:font-weight="bold" officeooo:rsid="0011aaae"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5" style:family="text">
      <style:text-properties style:font-name="Liberation Sans" fo:font-size="18.2000007629395pt" fo:font-style="normal" fo:font-weight="bold" officeooo:rsid="0015830f"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6" style:family="text">
      <style:text-properties style:font-name="Liberation Sans" fo:font-size="18.2000007629395pt" fo:font-style="normal" fo:font-weight="bold" officeooo:rsid="0011aaae"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7" style:family="text">
      <style:text-properties style:font-name="Liberation Sans" fo:font-size="18.2000007629395pt" fo:font-style="normal" fo:font-weight="bold" officeooo:rsid="001bff22"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8" style:family="text">
      <style:text-properties style:font-name="Liberation Sans" fo:font-size="18.2000007629395pt" fo:font-style="normal" fo:font-weight="bold" officeooo:rsid="001c068d"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9" style:family="text">
      <style:text-properties style:font-name="Calibri Light" fo:font-size="12pt" fo:font-style="normal" fo:font-weight="bold" officeooo:rsid="001a74d1" style:font-name-asian="Microsoft YaHei" style:font-size-asian="10.5pt" style:font-style-asian="normal" style:font-weight-asian="bold" style:font-name-complex="Lucida Sans" style:font-size-complex="12pt" style:font-style-complex="normal" style:font-weight-complex="bold"/>
    </style:style>
    <style:style style:name="T20" style:family="text">
      <style:text-properties style:font-name="Calibri Light" fo:font-size="12pt" fo:font-style="italic" fo:font-weight="normal" officeooo:rsid="001a74d1" style:font-name-asian="Microsoft YaHei" style:font-size-asian="10.5pt" style:font-style-asian="italic" style:font-weight-asian="normal" style:font-name-complex="Lucida Sans" style:font-size-complex="12pt" style:font-style-complex="italic" style:font-weight-complex="normal"/>
    </style:style>
    <style:style style:name="T21" style:family="text">
      <style:text-properties fo:font-size="12pt" fo:font-style="normal" fo:font-weight="normal" officeooo:rsid="001ab828" style:font-name-asian="Microsoft YaHei" style:font-size-asian="10.5pt" style:font-style-asian="normal" style:font-weight-asian="normal" style:font-name-complex="Lucida Sans" style:font-size-complex="12pt" style:font-style-complex="normal" style:font-weight-complex="normal"/>
    </style:style>
    <style:style style:name="T22" style:family="text">
      <style:text-properties fo:font-size="12pt" fo:font-style="normal" fo:font-weight="normal" officeooo:rsid="001ae6ad" style:font-name-asian="Microsoft YaHei" style:font-size-asian="10.5pt" style:font-style-asian="normal" style:font-weight-asian="normal" style:font-name-complex="Lucida Sans" style:font-size-complex="12pt" style:font-style-complex="normal" style:font-weight-complex="normal"/>
    </style:style>
    <style:style style:name="T23" style:family="text">
      <style:text-properties style:font-name="Calibri Light" fo:font-size="12pt" fo:font-style="normal" fo:font-weight="normal" style:font-name-asian="Microsoft YaHei" style:font-size-asian="12pt" style:font-style-asian="normal" style:font-weight-asian="normal" style:font-name-complex="Lucida Sans" style:font-size-complex="12pt" style:font-style-complex="normal" style:font-weight-complex="normal"/>
    </style:style>
    <style:style style:name="T24" style:family="text">
      <style:text-properties style:font-name="Calibri Light" fo:font-style="normal" style:font-name-asian="Microsoft YaHei" style:font-style-asian="normal" style:font-name-complex="Lucida Sans" style:font-style-complex="normal"/>
    </style:style>
    <style:style style:name="T25" style:family="text">
      <style:text-properties style:font-name="Calibri Light" fo:font-style="normal" fo:font-weight="normal" style:font-name-asian="Microsoft YaHei" style:font-style-asian="normal" style:font-weight-asian="normal" style:font-name-complex="Lucida Sans" style:font-style-complex="normal" style:font-weight-complex="normal"/>
    </style:style>
    <style:style style:name="T26" style:family="text">
      <style:text-properties style:font-name="Calibri Light" fo:font-size="14pt" fo:font-style="normal" fo:font-weight="bold" officeooo:rsid="001b0325" style:font-name-asian="Microsoft YaHei" style:font-size-asian="14pt" style:font-style-asian="normal" style:font-weight-asian="bold" style:font-name-complex="Lucida Sans" style:font-size-complex="14pt" style:font-style-complex="normal" style:font-weight-complex="bold"/>
    </style:style>
    <style:style style:name="T27" style:family="text">
      <style:text-properties fo:font-size="16.1000003814697pt" fo:font-style="normal" fo:font-weight="bold" style:font-name-asian="Microsoft YaHei" style:font-size-asian="16.1000003814697pt" style:font-style-asian="normal" style:font-weight-asian="bold" style:font-name-complex="Lucida Sans" style:font-size-complex="16.1000003814697pt" style:font-style-complex="normal" style:font-weight-complex="bold"/>
    </style:style>
    <style:style style:name="T28" style:family="text">
      <style:text-properties officeooo:rsid="001b0325"/>
    </style:style>
    <style:style style:name="T29" style:family="text">
      <style:text-properties officeooo:rsid="001bff22"/>
    </style:style>
    <style:style style:name="T30" style:family="text">
      <style:text-properties officeooo:rsid="001c068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RRUPTED</text:p>
      <text:p text:style-name="P6">(version 0.0.<text:span text:style-name="T28">2</text:span>, MAJ : 1<text:span text:style-name="T28">8</text:span>/11/2022)</text:p>
      <text:table-of-content text:style-name="Sect1" text:protected="true" text:name="Table des matière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6">
            <text:index-source-style text:style-name="Heading"/>
          </text:index-source-styles>
        </text:table-of-content-source>
        <text:index-body>
          <text:index-title text:style-name="Sect1" text:name="Table des matières1_Head">
            <text:p text:style-name="Contents_20_Heading">Sommaire</text:p>
          </text:index-title>
          <text:p text:style-name="P1"><text:a xlink:type="simple" xlink:href="#__RefHeading___Toc446_2232751564" text:style-name="Index_20_Link" text:visited-style-name="Index_20_Link">1) Présentation<text:tab/>2</text:a></text:p>
          <text:p text:style-name="P2"><text:a xlink:type="simple" xlink:href="#__RefHeading___Toc448_2232751564" text:style-name="Index_20_Link" text:visited-style-name="Index_20_Link">1.1) Licence<text:tab/>2</text:a></text:p>
          <text:p text:style-name="P2"><text:a xlink:type="simple" xlink:href="#__RefHeading___Toc452_2232751564" text:style-name="Index_20_Link" text:visited-style-name="Index_20_Link">1.2) Équipe de développement<text:tab/>2</text:a></text:p>
          <text:p text:style-name="P2"><text:a xlink:type="simple" xlink:href="#__RefHeading___Toc454_2232751564" text:style-name="Index_20_Link" text:visited-style-name="Index_20_Link">1.3) Outils et langages<text:tab/>2</text:a></text:p>
          <text:p text:style-name="P2"><text:a xlink:type="simple" xlink:href="#__RefHeading___Toc456_2232751564" text:style-name="Index_20_Link" text:visited-style-name="Index_20_Link">1.4) Remerciements<text:tab/>2</text:a></text:p>
          <text:p text:style-name="P1"><text:a xlink:type="simple" xlink:href="#__RefHeading___Toc458_2232751564" text:style-name="Index_20_Link" text:visited-style-name="Index_20_Link">2</text:a><text:a xlink:type="simple" xlink:href="#__RefHeading___Toc458_2232751564" text:style-name="Index_20_Link" text:visited-style-name="Index_20_Link">) Versions et mises à jour</text:a><text:a xlink:type="simple" xlink:href="#__RefHeading___Toc458_2232751564" text:style-name="Index_20_Link" text:visited-style-name="Index_20_Link"><text:tab/>3</text:a></text:p>
          <text:p text:style-name="P1"><text:a xlink:type="simple" xlink:href="#__RefHeading___Toc460_2232751564" text:style-name="Index_20_Link" text:visited-style-name="Index_20_Link">3) </text:a><text:a xlink:type="simple" xlink:href="#__RefHeading___Toc460_2232751564" text:style-name="Index_20_Link" text:visited-style-name="Index_20_Link">C</text:a><text:a xlink:type="simple" xlink:href="#__RefHeading___Toc460_2232751564" text:style-name="Index_20_Link" text:visited-style-name="Index_20_Link">oncept</text:a><text:a xlink:type="simple" xlink:href="#__RefHeading___Toc460_2232751564" text:style-name="Index_20_Link" text:visited-style-name="Index_20_Link"><text:tab/>4</text:a></text:p>
          <text:p text:style-name="P2"><text:a xlink:type="simple" xlink:href="#__RefHeading___Toc520_2647336635" text:style-name="Index_20_Link" text:visited-style-name="Index_20_Link">3.1) </text:a><text:a xlink:type="simple" xlink:href="#__RefHeading___Toc520_2647336635" text:style-name="Index_20_Link" text:visited-style-name="Index_20_Link">I</text:a><text:a xlink:type="simple" xlink:href="#__RefHeading___Toc520_2647336635" text:style-name="Index_20_Link" text:visited-style-name="Index_20_Link">ntention</text:a><text:a xlink:type="simple" xlink:href="#__RefHeading___Toc520_2647336635" text:style-name="Index_20_Link" text:visited-style-name="Index_20_Link"><text:tab/>4</text:a></text:p>
          <text:p text:style-name="P2"><text:a xlink:type="simple" xlink:href="#__RefHeading___Toc526_2647336635" text:style-name="Index_20_Link" text:visited-style-name="Index_20_Link">3.2) Signalétique<text:tab/>4</text:a></text:p>
          <text:p text:style-name="P2"><text:a xlink:type="simple" xlink:href="#__RefHeading___Toc528_2647336635" text:style-name="Index_20_Link" text:visited-style-name="Index_20_Link">3.3) </text:a><text:a xlink:type="simple" xlink:href="#__RefHeading___Toc528_2647336635" text:style-name="Index_20_Link" text:visited-style-name="Index_20_Link">Première idée</text:a><text:a xlink:type="simple" xlink:href="#__RefHeading___Toc528_2647336635" text:style-name="Index_20_Link" text:visited-style-name="Index_20_Link"><text:tab/>4</text:a></text:p>
          <text:p text:style-name="P2"><text:a xlink:type="simple" xlink:href="#__RefHeading___Toc530_2647336635" text:style-name="Index_20_Link" text:visited-style-name="Index_20_Link">3.</text:a><text:a xlink:type="simple" xlink:href="#__RefHeading___Toc530_2647336635" text:style-name="Index_20_Link" text:visited-style-name="Index_20_Link">4) Conditions de victoire</text:a><text:a xlink:type="simple" xlink:href="#__RefHeading___Toc530_2647336635" text:style-name="Index_20_Link" text:visited-style-name="Index_20_Link"><text:tab/>4</text:a></text:p>
          <text:p text:style-name="P1"><text:a xlink:type="simple" xlink:href="#__RefHeading___Toc532_2647336635" text:style-name="Index_20_Link" text:visited-style-name="Index_20_Link">4) </text:a><text:a xlink:type="simple" xlink:href="#__RefHeading___Toc532_2647336635" text:style-name="Index_20_Link" text:visited-style-name="Index_20_Link">J</text:a><text:a xlink:type="simple" xlink:href="#__RefHeading___Toc532_2647336635" text:style-name="Index_20_Link" text:visited-style-name="Index_20_Link">ouabilité</text:a><text:a xlink:type="simple" xlink:href="#__RefHeading___Toc532_2647336635" text:style-name="Index_20_Link" text:visited-style-name="Index_20_Link"><text:tab/>5</text:a></text:p>
        </text:index-body>
      </text:table-of-content>
      <text:p text:style-name="P5"/>
      <text:h text:style-name="P19" text:outline-level="1"><text:bookmark-start text:name="__RefHeading___Toc446_2232751564"/>1) Présentation<text:bookmark-end text:name="__RefHeading___Toc446_2232751564"/></text:h>
      <text:h text:style-name="Heading_20_2" text:outline-level="2"><text:bookmark-start text:name="__RefHeading___Toc448_2232751564"/>1.1) Licence<text:bookmark-end text:name="__RefHeading___Toc448_2232751564"/></text:h>
      <text:p text:style-name="P34"><text:bookmark-start text:name="__RefHeading___Toc450_2232751564"/>Creative Commons BY-NC-ND<text:bookmark-end text:name="__RefHeading___Toc450_2232751564"/></text:p>
      <text:p text:style-name="P12">Attribution – Pas d’Utilisation Commerciale – Pas de Modification 4.0 International</text:p>
      <text:p text:style-name="P12">Vous êtes autorisé à :</text:p>
      <text:list xml:id="list1147756049" text:style-name="L1">
        <text:list-item>
          <text:p text:style-name="P37"><text:s/>Partager — copier, distribuer et communiquer le matériel par tous moyens et sous tous formats</text:p>
        </text:list-item>
      </text:list>
      <text:p text:style-name="P12">L’Offrant ne peut retirer les autorisations concédées par la licence tant que vous appliquez les termes de cette licence.</text:p>
      <text:p text:style-name="P12">Selon les conditions suivantes :</text:p>
      <text:list xml:id="list1204965147" text:style-name="L2">
        <text:list-item>
          <text:p text:style-name="P38"><text:s/>Attribution — Vous devez créditer l’Œuvre, intégrer un lien vers la licence et indiquer si des modifications ont été effectuées à l’Œuvre. Vous devez indiquer ces informations par tous les moyens raisonnables, sans toutefois suggérer que l’Offrant vous soutient ou soutient la façon dont vous avez utilisé son Œuvre.</text:p>
        </text:list-item>
        <text:list-item>
          <text:p text:style-name="P38"><text:s/>Pas d’Utilisation Commerciale — Vous n’êtes pas autorisé à faire un usage commercial de cette Œuvre, tout ou partie du matériel la composant.</text:p>
        </text:list-item>
        <text:list-item>
          <text:p text:style-name="P38"><text:s/>Pas de modifications — Dans le cas où vous effectuez un remix, que vous transformez, ou créez à partir du matériel composant l’Œuvre originale, vous n’êtes pas autorisé à distribuer ou mettre à disposition l’Œuvre modifiée.</text:p>
        </text:list-item>
      </text:list>
      <text:p text:style-name="P12">Pas de restrictions complémentaires — Vous n’êtes pas autorisé à appliquer des conditions légales ou des mesures techniques qui restreindraient légalement autrui à utiliser l’Œuvre dans les conditions décrites par la licence.</text:p>
      <text:p text:style-name="P13"><text:span text:style-name="T6">(Plus d’informations ici : </text:span><text:a xlink:type="simple" xlink:href="https://creativecommons.org/licenses/by-nc-nd/4.0/deed.fr" text:style-name="Internet_20_link" text:visited-style-name="Visited_20_Internet_20_Link"><text:span text:style-name="T7">https://creativecommons.org/licenses/by-nc-nd/4.0/deed.fr</text:span></text:a><text:span text:style-name="T6">)</text:span></text:p>
      <text:p text:style-name="P12"/>
      <text:h text:style-name="Heading_20_2" text:outline-level="2"><text:bookmark-start text:name="__RefHeading___Toc452_2232751564"/>1.2) Équipe de développement<text:bookmark-end text:name="__RefHeading___Toc452_2232751564"/></text:h>
      <text:p text:style-name="P11"/>
      <text:p text:style-name="P8">Développeurs et créateurs du projet : <text:span text:style-name="T8">DOMPEY Fabien</text:span> et <text:span text:style-name="T8">Hamonic Kylian</text:span></text:p>
      <text:p text:style-name="P14"/>
      <text:h text:style-name="Heading_20_2" text:outline-level="2"><text:bookmark-start text:name="__RefHeading___Toc454_2232751564"/>1.3) Outils et langages<text:bookmark-end text:name="__RefHeading___Toc454_2232751564"/></text:h>
      <text:p text:style-name="P11"/>
      <text:p text:style-name="P9"><text:span text:style-name="T9">U</text:span><text:span text:style-name="T8">nity</text:span><text:span text:style-name="T1"> (Scripts codés en c#), </text:span><text:span text:style-name="T8">Microsoft Visual Studio</text:span><text:span text:style-name="T1">, </text:span><text:span text:style-name="T8">Github</text:span></text:p>
      <text:p text:style-name="P15"/>
      <text:h text:style-name="Heading_20_2" text:outline-level="2"><text:bookmark-start text:name="__RefHeading___Toc456_2232751564"/>1.4) Remerciements<text:bookmark-end text:name="__RefHeading___Toc456_2232751564"/></text:h>
      <text:p text:style-name="P7"/>
      <text:p text:style-name="P7"/>
      <text:h text:style-name="P19" text:outline-level="1"><text:bookmark-start text:name="__RefHeading___Toc458_2232751564"/><text:span text:style-name="T4">2</text:span><text:span text:style-name="T3">) Versions et mises à jour</text:span><text:bookmark-end text:name="__RefHeading___Toc458_2232751564"/></text:h>
      <text:p text:style-name="P21"/>
      <text:p text:style-name="P26">12/11/2022 – Version 0.0.1, Création du Projet</text:p>
      <text:p text:style-name="P27">18/11/2022 – Version 0.0.2, Préparation à la mise en commun</text:p>
      <text:h text:style-name="P19" text:outline-level="1"><text:bookmark-start text:name="__RefHeading___Toc460_2232751564"/>3) <text:span text:style-name="T14">C</text:span><text:span text:style-name="T15">oncept</text:span><text:bookmark-end text:name="__RefHeading___Toc460_2232751564"/></text:h>
      <text:h text:style-name="P20" text:outline-level="2"><text:bookmark-start text:name="__RefHeading___Toc520_2647336635"/>3.1) <text:span text:style-name="T11">I</text:span><text:span text:style-name="T12">ntention</text:span><text:bookmark-end text:name="__RefHeading___Toc520_2647336635"/></text:h>
      <text:list xml:id="list3988299721" text:style-name="L3">
        <text:list-item>
          <text:list>
            <text:list-item>
              <text:p text:style-name="P33"><text:bookmark-start text:name="__RefHeading___Toc522_2647336635"/>Faire découvrir une histoire fantastique et enrichissante au joueur à travers des décors changeants, des ambiances uniques, des personnages aux caractères bien trempés et de l’exploration<text:bookmark-end text:name="__RefHeading___Toc522_2647336635"/></text:p>
            </text:list-item>
            <text:list-item>
              <text:p text:style-name="P33"><text:bookmark-start text:name="__RefHeading___Toc524_2647336635"/>Faire réfléchir sur les dangers potentiels d’une société grandissante et d’une fin proche de la civilisation<text:bookmark-end text:name="__RefHeading___Toc524_2647336635"/></text:p>
            </text:list-item>
          </text:list>
        </text:list-item>
      </text:list>
      <text:h text:style-name="Heading_20_2" text:outline-level="2"><text:bookmark-start text:name="__RefHeading___Toc526_2647336635"/>3.2) Signalétique<text:bookmark-end text:name="__RefHeading___Toc526_2647336635"/></text:h>
      <text:p text:style-name="P10"/>
      <text:list xml:id="list3913176210" text:style-name="L4">
        <text:list-item>
          <text:p text:style-name="P22">Genre : <text:span text:style-name="T1">Dungeon crawler, </text:span><text:span text:style-name="T2">Dungeon-RPG, Plateforme et Puzzle</text:span></text:p>
        </text:list-item>
        <text:list-item>
          <text:p text:style-name="P23"><text:span text:style-name="T8">Nombre de joueurs :</text:span><text:span text:style-name="T1"> Expérience Solo, Création et Partage en ligne(prévue), Multi (à discuter)</text:span></text:p>
        </text:list-item>
        <text:list-item>
          <text:p text:style-name="P23"><text:span text:style-name="T8">Support :</text:span><text:span text:style-name="T1"> Steam (utilisation de la bibliothèque Steamworks)</text:span></text:p>
        </text:list-item>
        <text:list-item>
          <text:p text:style-name="P23"><text:span text:style-name="T8">Cible :</text:span><text:span text:style-name="T1"> Jeunes adultes, joueurs fans de jeux de rôles, core gamers, joueurs de dungeon crawlers</text:span></text:p>
        </text:list-item>
      </text:list>
      <text:p text:style-name="P24"/>
      <text:h text:style-name="Heading_20_2" text:outline-level="2"><text:bookmark-start text:name="__RefHeading___Toc528_2647336635"/>3.3) <text:span text:style-name="T13">Première idée</text:span><text:bookmark-end text:name="__RefHeading___Toc528_2647336635"/></text:h>
      <text:p text:style-name="P25"><text:tab/></text:p>
      <text:p text:style-name="Text_20_body"><text:span text:style-name="T19"><text:tab/></text:span><text:span text:style-name="T20">Le joueur incarne l’Historien, un personnage mystérieux, capable de voyager entre les mondes à la recherche de nouvelles histoires à conter et transmettre dans son récit. Il rencontrera d’autres personnages à qui il viendra en aide et qui l’aideront dans sa quête et l’accompagneront pendant ses voyages. Quel est ce mal qui entraîne la fin de tous ? </text:span></text:p>
      <text:p text:style-name="Text_20_body"><text:span text:style-name="T20"/></text:p>
      <text:h text:style-name="Heading_20_2" text:outline-level="2"><text:bookmark-start text:name="__RefHeading___Toc530_2647336635"/><text:span text:style-name="T13">3.</text:span><text:span text:style-name="T10">4) Conditions de victoire</text:span><text:bookmark-end text:name="__RefHeading___Toc530_2647336635"/></text:h>
      <text:p text:style-name="P28"><text:span text:style-name="T10"/></text:p>
      <text:p text:style-name="P32"><text:span text:style-name="T5">Le début de la fin (Mode histoire)</text:span></text:p>
      <text:p text:style-name="P31"><text:span text:style-name="T27"><text:tab/></text:span><text:span text:style-name="T21">Le joueur voyagera entre différents donjons/ruines générés </text:span><text:span text:style-name="T22">et créés par les développeurs que le joueur pourra faire et refaire pour découvrir des salles auxquelles il n’avait pas accès (bloquées avec des personnages particuliers, clé ou item nécessaire), découvrir des pans d’histoire supplémentaires, améliorer et jouer ses personnages préférés, différentes interactions en fonction du donjon. Pour terminer le mode histoire, il doit affronter les ennemis, résoudre des énigmes et comprendre le secret de l’endroit. </text:span></text:p>
      <text:p text:style-name="P29"><text:soft-page-break/><text:span text:style-name="T24">Mythes et Légendes (Mode Partage et Création)</text:span></text:p>
      <text:p text:style-name="P35"><text:span text:style-name="T24"><text:tab/>Le joueur pourra créer ou affronter un donjon créé par un autre joueur, noter le donjon, commenter la création. </text:span></text:p>
      <text:p text:style-name="P35"><text:span text:style-name="T24"/></text:p>
      <text:p text:style-name="P36"><text:span text:style-name="T26">Éternel Cauchemar (Mode Exploration Sans Fin)</text:span></text:p>
      <text:p text:style-name="P30"><text:span text:style-name="T24"><text:tab/></text:span><text:span text:style-name="T23">Le joueur sélectionne une équipe/un seul personnage et doit avancer dans un donjon généré procéduralement et sans fin.</text:span></text:p>
      <text:p text:style-name="P30"><text:span text:style-name="T24"/></text:p>
      <text:p text:style-name="P30"><text:span text:style-name="T24">Collision (Mode affrontement Multijoueur)</text:span></text:p>
      <text:p text:style-name="P30"><text:span text:style-name="T24">A VOIR</text:span></text:p>
      <text:p text:style-name="P30"><text:span text:style-name="T24"/></text:p>
      <text:h text:style-name="Heading_20_1" text:outline-level="1"><text:bookmark-start text:name="__RefHeading___Toc532_2647336635"/>4) <text:span text:style-name="T14">J</text:span><text:span text:style-name="T18">ouabilité</text:span><text:bookmark-end text:name="__RefHeading___Toc532_264733663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lgerian" fo:font-family="Algerian" style:font-family-generic="decorative" style:font-pitch="variable" fo:font-size="20pt" fo:font-style="normal" fo:font-weight="bold" officeooo:rsid="0011aaae" style:font-size-asian="17.5pt" style:font-style-asian="normal" style:font-weight-asian="bold" style:font-size-complex="20pt" style:font-style-complex="normal"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12T11:26:51.849000000</meta:creation-date>
    <dc:date>2022-11-18T22:35:03.733000000</dc:date>
    <meta:editing-duration>PT21M18S</meta:editing-duration>
    <meta:editing-cycles>5</meta:editing-cycles>
    <meta:generator>LibreOffice/6.3.4.2$Windows_X86_64 LibreOffice_project/60da17e045e08f1793c57c00ba83cdfce946d0aa</meta:generator>
    <meta:document-statistic meta:table-count="0" meta:image-count="0" meta:object-count="0" meta:page-count="5" meta:paragraph-count="58" meta:word-count="612" meta:character-count="4006" meta:non-whitespace-character-count="3440"/>
  </office:meta>
</office:document-meta>
</file>